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9b47" officeooo:paragraph-rsid="000a9b47"/>
    </style:style>
    <style:style style:name="P2" style:family="paragraph" style:parent-style-name="Standard">
      <style:text-properties officeooo:rsid="000ad606" officeooo:paragraph-rsid="000ad6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eMQ</text:p>
      <text:p text:style-name="P1">Apache ActiveMQ is a message broker for remote communication between systems using the JMS specification, providing the ability for applications to communicate in an aynchronous, loosely coupled manner.</text:p>
      <text:p text:style-name="P1">Although ActiveMQ implements the JMS specification, which has not moved in many years, ActiveMQ provides many features beyond this spec and it has not stopped innovating.</text:p>
      <text:p text:style-name="P1"/>
      <text:p text:style-name="P1">event-based system=?</text:p>
      <text:p text:style-name="P1">message-oriented middleware=?</text:p>
      <text:p text:style-name="P2">Message-driven beans=?</text:p>
      <text:p text:style-name="P2"/>
      <text:p text:style-name="P2">Connectors</text:p>
      <text:p text:style-name="P2">ActiveMQ provides connectors, a connectivity mechanism that provides client-to-broker communications as well as broker-to-broker communications.</text:p>
      <text:p text:style-name="P2"/>
      <text:p text:style-name="P2">Connector URIs</text:p>
      <text:p text:style-name="P2">???</text:p>
      <text:p text:style-name="P2"/>
      <text:p text:style-name="P2">Transport connectors</text:p>
      <text:p text:style-name="P2">Transport connectors are used to perfom client-to-broker communication.</text:p>
      <text:p text:style-name="P2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9T14:04:35.287000000</meta:creation-date>
    <dc:date>2014-12-19T17:25:53.851000000</dc:date>
    <meta:editing-duration>PT2H50M58S</meta:editing-duration>
    <meta:editing-cycles>1</meta:editing-cycles>
    <meta:document-statistic meta:table-count="0" meta:image-count="0" meta:object-count="0" meta:page-count="1" meta:paragraph-count="12" meta:word-count="90" meta:character-count="713" meta:non-whitespace-character-count="635"/>
    <meta:generator>LibreOffice/4.3.4.1$Windows_x86 LibreOffice_project/bc356b2f991740509f321d70e4512a6a54c5f243</meta:generator>
  </office:meta>
</office:document-meta>
</file>